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aial]" svg:font-family="araial]"/>
    <style:font-face style:name="aruial" svg:font-family="aruial"/>
    <style:font-face style:name="Arial" svg:font-family="Arial"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justify" style:justify-single-word="false"/>
      <style:text-properties style:font-name="Arial" fo:font-size="12pt" officeooo:rsid="000f5d21" officeooo:paragraph-rsid="00032e70" style:font-size-asian="12pt" style:font-size-complex="12pt"/>
    </style:style>
    <style:style style:name="P2" style:family="paragraph" style:parent-style-name="Preformatted_20_Text">
      <style:paragraph-properties fo:text-align="justify" style:justify-single-word="false"/>
      <style:text-properties style:font-name="Arial" fo:font-size="12pt" officeooo:rsid="001ad03d" officeooo:paragraph-rsid="00032e70" style:font-size-asian="12pt" style:font-size-complex="12pt"/>
    </style:style>
    <style:style style:name="P3" style:family="paragraph" style:parent-style-name="Preformatted_20_Text">
      <style:paragraph-properties fo:text-align="justify" style:justify-single-word="false"/>
      <style:text-properties style:font-name="Arial" fo:font-size="12pt" officeooo:rsid="0003fd25" officeooo:paragraph-rsid="0003fd25" style:font-size-asian="12pt" style:font-size-complex="12pt"/>
    </style:style>
    <style:style style:name="P4" style:family="paragraph" style:parent-style-name="Preformatted_20_Text">
      <style:paragraph-properties fo:text-align="justify" style:justify-single-word="false"/>
      <style:text-properties style:font-name="Arial" fo:font-size="12pt" officeooo:rsid="0003fd25" officeooo:paragraph-rsid="0006b999" style:font-size-asian="12pt" style:font-size-complex="12pt"/>
    </style:style>
    <style:style style:name="P5" style:family="paragraph" style:parent-style-name="Preformatted_20_Text">
      <style:paragraph-properties fo:text-align="justify" style:justify-single-word="false"/>
      <style:text-properties style:font-name="Arial" fo:font-size="12pt" officeooo:rsid="0008865f" officeooo:paragraph-rsid="0008865f" style:font-size-asian="12pt" style:font-size-complex="12pt"/>
    </style:style>
    <style:style style:name="P6" style:family="paragraph" style:parent-style-name="Preformatted_20_Text">
      <style:paragraph-properties fo:text-align="justify" style:justify-single-word="false"/>
      <style:text-properties style:font-name="Arial" fo:font-size="12pt" officeooo:rsid="000a48ff" officeooo:paragraph-rsid="000a48ff" style:font-size-asian="12pt" style:font-size-complex="12pt"/>
    </style:style>
    <style:style style:name="P7" style:family="paragraph" style:parent-style-name="Preformatted_20_Text">
      <style:paragraph-properties fo:text-align="justify" style:justify-single-word="false"/>
      <style:text-properties style:font-name="Arial" fo:font-size="12pt" fo:font-weight="bold" officeooo:rsid="000d9fe7" officeooo:paragraph-rsid="000a48ff" style:font-size-asian="12pt" style:font-weight-asian="bold" style:font-size-complex="12pt" style:font-weight-complex="bold"/>
    </style:style>
    <style:style style:name="P8" style:family="paragraph" style:parent-style-name="Preformatted_20_Text">
      <style:paragraph-properties fo:text-align="justify" style:justify-single-word="false"/>
      <style:text-properties style:font-name="Arial" fo:font-size="12pt" fo:font-weight="normal" officeooo:rsid="000d9fe7" officeooo:paragraph-rsid="000d9fe7" style:font-size-asian="12pt" style:font-weight-asian="normal" style:font-size-complex="12pt" style:font-weight-complex="normal"/>
    </style:style>
    <style:style style:name="P9" style:family="paragraph" style:parent-style-name="Preformatted_20_Text">
      <style:paragraph-properties fo:text-align="justify" style:justify-single-word="false"/>
      <style:text-properties style:font-name="Arial" fo:font-size="12pt" fo:font-weight="normal" officeooo:rsid="0010c447" officeooo:paragraph-rsid="0010c447" style:font-size-asian="12pt" style:font-weight-asian="normal" style:font-size-complex="12pt" style:font-weight-complex="normal"/>
    </style:style>
    <style:style style:name="P10" style:family="paragraph" style:parent-style-name="Preformatted_20_Text">
      <style:paragraph-properties fo:text-align="justify" style:justify-single-word="false"/>
      <style:text-properties style:font-name="Arial" fo:font-size="12pt" fo:font-weight="normal" officeooo:rsid="0010c884" officeooo:paragraph-rsid="0010c884" style:font-size-asian="12pt" style:font-weight-asian="normal" style:font-size-complex="12pt" style:font-weight-complex="normal"/>
    </style:style>
    <style:style style:name="P11" style:family="paragraph" style:parent-style-name="Preformatted_20_Text">
      <style:paragraph-properties fo:text-align="justify" style:justify-single-word="false"/>
      <style:text-properties style:font-name="Arial" fo:font-size="12pt" fo:font-weight="normal" officeooo:rsid="0011a76e" officeooo:paragraph-rsid="0011a76e" style:font-size-asian="12pt" style:font-weight-asian="normal" style:font-size-complex="12pt" style:font-weight-complex="normal"/>
    </style:style>
    <style:style style:name="P12" style:family="paragraph" style:parent-style-name="Preformatted_20_Text">
      <style:paragraph-properties fo:text-align="justify" style:justify-single-word="false"/>
      <style:text-properties style:font-name="Arial" fo:font-size="12pt" fo:font-weight="normal" officeooo:rsid="0011a76e" officeooo:paragraph-rsid="0014d248" style:font-size-asian="12pt" style:font-weight-asian="normal" style:font-size-complex="12pt" style:font-weight-complex="normal"/>
    </style:style>
    <style:style style:name="P13" style:family="paragraph" style:parent-style-name="Preformatted_20_Text">
      <style:paragraph-properties fo:text-align="justify" style:justify-single-word="false"/>
      <style:text-properties style:font-name="Arial" fo:font-size="12pt" fo:font-weight="normal" officeooo:rsid="0014d248" officeooo:paragraph-rsid="0014d248" style:font-size-asian="12pt" style:font-weight-asian="normal" style:font-size-complex="12pt" style:font-weight-complex="normal"/>
    </style:style>
    <style:style style:name="P14" style:family="paragraph" style:parent-style-name="Preformatted_20_Text">
      <style:paragraph-properties fo:text-align="justify" style:justify-single-word="false"/>
      <style:text-properties style:font-name="Liberation Mono" fo:font-size="10pt" fo:font-weight="normal" officeooo:rsid="0014d248" officeooo:paragraph-rsid="0014d248" style:font-size-asian="10pt" style:font-weight-asian="normal" style:font-size-complex="10pt" style:font-weight-complex="normal"/>
    </style:style>
    <style:style style:name="P15" style:family="paragraph" style:parent-style-name="Preformatted_20_Text">
      <style:paragraph-properties fo:text-align="justify" style:justify-single-word="false"/>
      <style:text-properties style:font-name="Liberation Mono" fo:font-size="10pt" fo:font-weight="normal" officeooo:rsid="0011a76e" officeooo:paragraph-rsid="0014d248" style:font-size-asian="10pt" style:font-weight-asian="normal" style:font-size-complex="10pt" style:font-weight-complex="normal"/>
    </style:style>
    <style:style style:name="P16" style:family="paragraph" style:parent-style-name="Preformatted_20_Text">
      <style:text-properties style:font-name="Liberation Mono" fo:font-size="10pt" style:font-size-asian="10pt" style:font-size-complex="10pt"/>
    </style:style>
    <style:style style:name="P17" style:family="paragraph" style:parent-style-name="Preformatted_20_Text">
      <style:paragraph-properties fo:margin-top="0cm" fo:margin-bottom="0.499cm" loext:contextual-spacing="false"/>
      <style:text-properties style:font-name="Liberation Mono" fo:font-size="10pt" style:font-size-asian="10pt" style:font-size-complex="10pt"/>
    </style:style>
    <style:style style:name="P18" style:family="paragraph" style:parent-style-name="Preformatted_20_Text">
      <style:paragraph-properties fo:margin-top="0cm" fo:margin-bottom="0.499cm" loext:contextual-spacing="false" fo:text-align="justify" style:justify-single-word="false"/>
      <style:text-properties style:font-name="arial" fo:font-size="12pt" officeooo:rsid="00158f19" officeooo:paragraph-rsid="00158f19" style:font-size-asian="10.5pt" style:font-size-complex="12pt"/>
    </style:style>
    <style:style style:name="P19" style:family="paragraph" style:parent-style-name="Preformatted_20_Text">
      <style:paragraph-properties fo:margin-top="0cm" fo:margin-bottom="0cm" loext:contextual-spacing="false" fo:line-height="100%" fo:text-align="start" style:justify-single-word="false"/>
      <style:text-properties style:font-name="arial" fo:font-size="12pt" officeooo:paragraph-rsid="00158f19" style:font-size-asian="10.5pt" style:font-size-complex="12pt"/>
    </style:style>
    <style:style style:name="P20" style:family="paragraph" style:parent-style-name="Preformatted_20_Text">
      <style:paragraph-properties fo:margin-top="0cm" fo:margin-bottom="0cm" loext:contextual-spacing="false" fo:line-height="100%" fo:text-align="start" style:justify-single-word="false"/>
      <style:text-properties style:font-name="arial" fo:font-size="12pt" officeooo:rsid="0018d765" officeooo:paragraph-rsid="00158f19" style:font-size-asian="10.5pt" style:font-size-complex="12pt"/>
    </style:style>
    <style:style style:name="P21" style:family="paragraph" style:parent-style-name="Preformatted_20_Text">
      <style:paragraph-properties fo:margin-top="0cm" fo:margin-bottom="0cm" loext:contextual-spacing="false" fo:line-height="100%" fo:text-align="start" style:justify-single-word="false"/>
      <style:text-properties style:font-name="arial" fo:font-size="12pt" officeooo:rsid="0018d765" officeooo:paragraph-rsid="0018d765" style:font-size-asian="10.5pt" style:font-size-complex="12pt"/>
    </style:style>
    <style:style style:name="T1" style:family="text">
      <style:text-properties officeooo:rsid="00032e70"/>
    </style:style>
    <style:style style:name="T2" style:family="text">
      <style:text-properties officeooo:rsid="001ad03d"/>
    </style:style>
    <style:style style:name="T3" style:family="text">
      <style:text-properties officeooo:rsid="00059e62"/>
    </style:style>
    <style:style style:name="T4" style:family="text">
      <style:text-properties officeooo:rsid="000a48ff"/>
    </style:style>
    <style:style style:name="T5" style:family="text">
      <style:text-properties fo:font-weight="bold" officeooo:rsid="000d9fe7" style:font-weight-asian="bold" style:font-weight-complex="bold"/>
    </style:style>
    <style:style style:name="T6" style:family="text">
      <style:text-properties fo:font-weight="bold" officeooo:rsid="0010c884" style:font-weight-asian="bold" style:font-weight-complex="bold"/>
    </style:style>
    <style:style style:name="T7" style:family="text">
      <style:text-properties officeooo:rsid="0010c447"/>
    </style:style>
    <style:style style:name="T8" style:family="text">
      <style:text-properties officeooo:rsid="0010c884"/>
    </style:style>
    <style:style style:name="T9" style:family="text">
      <style:text-properties officeooo:rsid="00127d3c"/>
    </style:style>
    <style:style style:name="T10" style:family="text">
      <style:text-properties style:font-name="Liberation Mono" fo:font-size="10pt" style:font-size-asian="10pt" style:font-size-complex="10pt"/>
    </style:style>
    <style:style style:name="T11" style:family="text">
      <style:text-properties style:font-name="Liberation Mono" fo:font-size="10pt" officeooo:rsid="00158f19" style:font-size-asian="10pt" style:font-size-complex="10pt"/>
    </style:style>
    <style:style style:name="T12" style:family="text">
      <style:text-properties officeooo:rsid="0018f54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dade Federal do Rio de Janeiro <text:span text:style-name="T2">(UFRJ)</text:span></text:p>
      <text:p text:style-name="P2">Processo Seletivo do Grupo de Resposta a Incidentes de Segurança (GRIS)</text:p>
      <text:p text:style-name="P1">Tag de <text:span text:style-name="T1">Web-Hacking</text:span></text:p>
      <text:p text:style-name="P1">Avaliador: <text:span text:style-name="T1">Breno Castilho</text:span></text:p>
      <text:p text:style-name="P1">Candidato: Felipe de Jesus</text:p>
      <text:p text:style-name="P1"/>
      <text:p text:style-name="P3">1) O que é o protocolo HTTP e como ele funciona?</text:p>
      <text:p text:style-name="P3"/>
      <text:p text:style-name="P4"><text:span text:style-name="T3">O HTTP (Hypertext <text:tab/>Transfer Protocol), em português HTTP(Protocolo de transferência de Hipertexto), é</text:span> <text:span text:style-name="T3">basicamente uma forma de conversar entre duas máquinas(cliente-servidor). É um protocolo que permite transferir Hipertexto entre computadores por meio da internet. Funciona através do modelo requisição-resposta entre cliente-servidor. O cliente no navegador, estabelece uma conexão com servidor e envia-lhe uma mensagem de requisição HTTP com uma URL e recebe o site em HTML e outros recursos do servidor como resposta.</text:span></text:p>
      <text:p text:style-name="P4"/>
      <text:p text:style-name="P5">2) <text:span text:style-name="T4">O que é um Response Code? Cite um exemplo de um programa que você pode fazer com ele?</text:span></text:p>
      <text:p text:style-name="P5"/>
      <text:p text:style-name="P6">Response Code é um código de resposta da requisição HTTP, serve para verificar os status dessa resposta e verificar se essa requisição foi concluida corretamente. Response codes são agrupados em cinco classes de respostas: informativas(100-199), sucesso(200-299), redirecionamentos(300-399), erros do cliente(400-499) e erros de servidor(500-599). <text:span text:style-name="T5">&lt;RESPONDER SEGUNDA PERGUNTA&gt;</text:span></text:p>
      <text:p text:style-name="P7"/>
      <text:p text:style-name="P8">3) <text:span text:style-name="T7">O que é um HEADER? Cite um uso INSEGURO desse cabeçalho.</text:span></text:p>
      <text:p text:style-name="P10"/>
      <text:p text:style-name="P9">HEADER é um cabeçalho HTTP, <text:span text:style-name="T8">p</text:span>ermitem que o cliente e o servidor passem informações adicionais com a solicitação ou resposta HTTP. O campo de cabeçalho fica localizado da segunda linha para baixo na requ<text:span text:style-name="T8">isição ou </text:span>respo<text:span text:style-name="T8">sta </text:span>HTTP. Podem ser classificados de acordo com seus contextos em <text:span text:style-name="T8">cabeçalhos genéricos (utilizados em request/response), de solicitação (contém mais informação sobre o recurso à ser pedido ou do próprio cliente), de resposta (informação adicional sobre a solicitação como a localização) e de entidade (informações sobre o conteúdo da entidade). Também podem ser classificados de acordo como são manipulados por proxies em End-to-end e Hop-by-hop. Alguns exemplos de headers são Host, User-Agent, Server, Connection, Server, Content-Type e Date. Por fim, um uso inseguro seria utilzando o cabeçalho </text:span><text:span text:style-name="T6">…</text:span></text:p>
      <text:p text:style-name="P9"/>
      <text:p text:style-name="P11">4) O que é um método HTTP? Explique o funcionamento do método POST, o funcionamento do método GET. Explique qual é considerado mais seguro e por que.</text:p>
      <text:p text:style-name="P11"/>
      <text:p text:style-name="P11">Um método HTTP é basicamente uma forma de indicar a ação a ser executada para um determinado recurso. <text:span text:style-name="T9">Ele determina o que o servidor deve fazer com a URL fornecida no momento da requisição de algum recurso. Os métodos HTTP por causa de sua semântica também podem ser chamados de verbos HTTP. Existem oito métodos HTTP, sendo eles GET, HEAD, POST, PUT, DELETE, CONNECT, OPTIONS, TRACE e PATCH, dentre estes os mais comuns em requisições HTTP são os métodos GET e POST. Para entender o funcionamento desses métodos, precisamos entender o funcionamento de uma requisição HTTP, na primeira linha da requisição temos três partes separadas por espaço: o método, o caminho do recurso a ser buscado no servidor e a versão do protocolo HTTP e logo abaixo </text:span><text:soft-page-break/><text:span text:style-name="T9">nas próximas linhas temos os headers(informações adicionais para o servidor) opcionais. O servidor ao receber a solicitação, envia uma resposta que é semelhante ao código da requisição, na primeira linha temos a versão do protocolo HTTP, um código de status e uma palavra que descreve o código de status, além disso a esta mensagem possui linhas de cabeçalho e um corpo da mensagem (opcional). É basicamente dessa forma que funcionam o request-response no protocolo HTTP. </text:span></text:p>
      <text:p text:style-name="P13"/>
      <text:p text:style-name="P12"><text:span text:style-name="T9">O método GET serve para pedir a representação de algum recurso do servidor que pode ser, por exemplo, um arquivo html. Abaixo temos um exemplo da utilização do método GET:</text:span></text:p>
      <text:p text:style-name="P12"/>
      <text:p text:style-name="P15"><text:tab/>GET /index.html HTTP/1.1</text:p>
      <text:p text:style-name="P17"><text:tab/>Host: www.exemplo.com</text:p>
      <text:p text:style-name="P13">E logo em seguida o servidor envia uma resposta (seguida com o texto da página solicitada):</text:p>
      <text:p text:style-name="P13"/>
      <text:p text:style-name="P14"><text:tab/>HTTP/1.1 200 OK</text:p>
      <text:p text:style-name="P16"><text:tab/>Date: Mon, 23 May 2005 22:38:34 GMT</text:p>
      <text:p text:style-name="P16"><text:tab/>Server: Apache/1.3.27 (Unix) <text:s/>(Red-Hat/Linux)</text:p>
      <text:p text:style-name="P16"><text:tab/>Last-Modified: Wed, 08 Jan 2003 23:11:55 GMT</text:p>
      <text:p text:style-name="P16"><text:tab/>Etag: "3f80f-1b6-3e1cb03b"</text:p>
      <text:p text:style-name="P16"><text:tab/>Accept-Ranges: bytes</text:p>
      <text:p text:style-name="P16"><text:tab/>Content-Length: 438</text:p>
      <text:p text:style-name="P16"><text:tab/>Connection: close</text:p>
      <text:p text:style-name="P17"><text:tab/>Content-Type: text/html; charset=UTF-8</text:p>
      <text:p text:style-name="P18">O método POST por sua vez, serve para enviar dados para serem processador por uma página/recurso especifico no servidor, por exemplo, enviar dados para um formulário HTTP. Abaixo, temos um exemplo da utilização deste método:</text:p>
      <text:p text:style-name="P19"><text:span text:style-name="T11"><text:tab/>POST /index.html HTTP/1.0</text:span></text:p>
      <text:p text:style-name="P19"><text:span text:style-name="T10"><text:tab/>Accept: text/html</text:span></text:p>
      <text:p text:style-name="P19"><text:span text:style-name="T10"><text:tab/>If-modified-since: Sat, 29 Oct 1999 19:43:31 GMT</text:span></text:p>
      <text:p text:style-name="P19"><text:span text:style-name="T10"><text:tab/>Content-Type: application/x-www-form-urlencoded</text:span></text:p>
      <text:p text:style-name="P19"><text:span text:style-name="T10"><text:tab/>Content-Length: 41</text:span></text:p>
      <text:p text:style-name="P19"><text:span text:style-name="T10"/></text:p>
      <text:p text:style-name="P19"><text:span text:style-name="T11"><text:tab/>Nome=NomePessoa&amp;Idade=99&amp;Curso=Computacao</text:span></text:p>
      <text:p text:style-name="P20"><text:span text:style-name="T11"/></text:p>
      <text:p text:style-name="P21">Dentre os métodos GET e POST, o método POST é cons<text:span text:style-name="T12">i</text:span>derado o mais seguro, pois diferentemente do GET, e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aial]" svg:font-family="araial]"/>
    <style:font-face style:name="aruial" svg:font-family="aruial"/>
    <style:font-face style:name="Arial" svg:font-family="Arial"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2-17T12:02:30.353378466</dc:date>
    <meta:editing-duration>PT41M34S</meta:editing-duration>
    <meta:editing-cycles>5</meta:editing-cycles>
    <meta:generator>LibreOffice/6.2.8.2$Linux_X86_64 LibreOffice_project/20$Build-2</meta:generator>
    <meta:document-statistic meta:table-count="0" meta:image-count="0" meta:object-count="0" meta:page-count="2" meta:paragraph-count="34" meta:word-count="696" meta:character-count="4568" meta:non-whitespace-character-count="3885"/>
  </office:meta>
</office:document-meta>
</file>